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6T22:36:04</meta:creation-date>
    <meta:generator>LibreOffice/3.5$MacOSX_x86 LibreOffice_project/e0fbe70-dcba98b-297ab39-994e618-0f858f0</meta:generator>
    <dc:date>2012-12-26T23:51:55</dc:date>
    <meta:editing-duration>PT14S</meta:editing-duration>
    <meta:editing-cycles>6</meta:editing-cycles>
    <meta:document-statistic meta:table-count="1" meta:cell-count="72" meta:object-count="0"/>
  </office:meta>
</office:document-meta>
</file>